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znam</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jiný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text:span text:style-name="LOKeystroke">F5</text:span></text:p>
          </table:table-cell>
          <table:table-cell table:style-name="Table5.A2" office:value-type="string">
            <text:p text:style-name="P43">Otevřet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a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e zasláno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ťová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Ctrl+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é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L], Objekty OLE Microsoft se při načítání dokumentu formátu Microsoftu převedou na odpovídající objekty OLE LibreOffice („L“ značí „load“, anglicky „načíst“).</text:p>
      <text:p text:style-name="P22">Pokud zaškrtneme možnost [S], objekty OLE LibreOffice se při ukládání dokumentu formátu Microsoft převedou na odpovídající objekty OLE Microsoft („S“ značí „save“, anglicky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a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a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s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y</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